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23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7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5" style:family="table-row">
      <style:table-row-properties style:min-row-height="0.534cm" style:keep-together="true" fo:keep-together="auto"/>
    </style:style>
    <style:style style:name="Table1.6" style:family="table-row">
      <style:table-row-properties style:min-row-height="0.45cm" style:keep-together="true" fo:keep-together="auto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line-height="150%" fo:text-indent="1.27cm" style:auto-text-indent="false"/>
    </style:style>
    <style:style style:name="P4" style:family="paragraph" style:parent-style-name="Содержимое_20_таблицы">
      <style:paragraph-properties fo:text-align="center" style:justify-single-word="false"/>
    </style:style>
    <style:style style:name="P5" style:family="paragraph" style:parent-style-name="Содержимое_20_таблицы">
      <style:paragraph-properties fo:text-align="center" style:justify-single-word="false"/>
      <style:text-properties fo:language="en" fo:country="US"/>
    </style:style>
    <style:style style:name="P6" style:family="paragraph" style:parent-style-name="Содержимое_20_таблицы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7" style:family="paragraph" style:parent-style-name="Основной">
      <style:paragraph-properties fo:margin-left="0cm" fo:margin-right="0cm" fo:text-indent="0cm" style:auto-text-indent="false"/>
    </style:style>
    <style:style style:name="P8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fo:line-height="150%"/>
      <style:text-properties fo:font-size="13pt" style:font-size-asian="13pt" style:font-size-complex="13pt"/>
    </style:style>
    <style:style style:name="P12" style:family="paragraph" style:parent-style-name="Standard">
      <style:paragraph-properties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4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1.799cm" style:auto-text-indent="false" fo:background-color="transparent">
        <style:background-image/>
      </style:paragraph-properties>
    </style:style>
    <style:style style:name="P20" style:family="paragraph" style:parent-style-name="Standard">
      <style:paragraph-properties fo:margin-left="0cm" fo:margin-right="0cm" fo:margin-top="0cm" fo:margin-bottom="0cm" fo:line-height="150%" fo:text-indent="1.799cm" style:auto-text-indent="false" fo:background-color="transparent">
        <style:background-image/>
      </style:paragraph-properties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4" style:family="paragraph" style:parent-style-name="Text_20_body">
      <style:paragraph-properties fo:margin-left="1.296cm" fo:margin-right="0.238cm" fo:margin-top="0cm" fo:margin-bottom="0.423cm" fo:line-height="100%" fo:text-align="justify" style:justify-single-word="false" fo:text-indent="-0.82cm" style:auto-text-indent="false" fo:break-before="page"/>
      <style:text-properties style:use-window-font-color="true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/>
    </style:style>
    <style:style style:name="P25" style:family="paragraph" style:parent-style-name="Основной" style:master-page-name="Standard">
      <style:paragraph-properties fo:margin-left="0cm" fo:margin-right="0cm" fo:margin-top="1.499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6" style:family="paragraph" style:parent-style-name="Heading_20_5">
      <style:paragraph-properties fo:margin-left="1.799cm" fo:margin-right="0cm" fo:margin-top="0.212cm" fo:margin-bottom="0cm" fo:text-indent="-1.778cm" style:auto-text-indent="false"/>
    </style:style>
    <style:style style:name="P27" style:family="paragraph" style:parent-style-name="Heading_20_5">
      <style:paragraph-properties fo:margin-top="0.212cm" fo:margin-bottom="0cm"/>
    </style:style>
    <style:style style:name="P28" style:family="paragraph" style:parent-style-name="Heading_20_5">
      <style:paragraph-properties fo:margin-top="0cm" fo:margin-bottom="0cm"/>
    </style:style>
    <style:style style:name="P29" style:family="paragraph" style:parent-style-name="Heading_20_5">
      <style:paragraph-properties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style:text-underline-style="solid" style:text-underline-width="auto" style:text-underline-color="font-color" style:font-size-asian="12pt"/>
    </style:style>
    <style:style style:name="T6" style:family="text">
      <style:text-properties fo:font-size="12pt" fo:background-color="transparent" style:font-size-asian="12pt"/>
    </style:style>
    <style:style style:name="T7" style:family="text">
      <style:text-properties fo:font-size="12pt" fo:language="ru" fo:country="RU" fo:font-weight="bold" style:font-size-asian="12pt" style:font-weight-asian="bold" style:font-size-complex="13pt"/>
    </style:style>
    <style:style style:name="T8" style:family="text">
      <style:text-properties fo:font-size="12pt" fo:font-weight="normal" style:font-size-asian="12pt" style:font-weight-asian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style:font-name-asian="Times New Roman" style:font-name-complex="Times New Roman"/>
    </style:style>
    <style:style style:name="T13" style:family="text">
      <style:text-properties style:font-name="Times New Roman1" fo:font-size="12pt" fo:language="en" fo:country="US" style:font-name-asian="Times New Roman" style:font-size-asian="12pt" style:font-name-complex="Times New Roman1"/>
    </style:style>
    <style:style style:name="T14" style:family="text">
      <style:text-properties style:font-name="Times New Roman1" fo:font-size="12pt" fo:language="en" fo:country="US" fo:font-weight="normal" style:font-name-asian="Times New Roman" style:font-size-asian="12pt" style:font-weight-asian="normal" style:font-name-complex="Times New Roman1"/>
    </style:style>
    <style:style style:name="T15" style:family="text">
      <style:text-properties style:font-name="Times New Roman1" fo:font-size="12pt" fo:language="ru" fo:country="RU" style:font-name-asian="Times New Roman" style:font-size-asian="12pt" style:font-name-complex="Times New Roman1"/>
    </style:style>
    <style:style style:name="T16" style:family="text">
      <style:text-properties style:font-name="Times New Roman1" style:font-name-asian="Times New Roman" style:font-name-complex="Times New Roman1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12pt" fo:background-color="transparent" style:font-size-asian="12pt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name-asian="Times New Roman" style:font-name-complex="Times New Roman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0% 100%" fo:font-size="12pt" fo:language="en" fo:country="US" fo:background-color="transparent" style:font-size-asian="12pt"/>
    </style:style>
    <style:style style:name="T25" style:family="text">
      <style:text-properties style:text-position="0% 100%" fo:font-size="12pt" fo:language="ru" fo:country="RU" fo:background-color="transparent" style:font-size-asian="12pt"/>
    </style:style>
    <style:style style:name="T26" style:family="text">
      <style:text-properties style:text-position="0% 100%" fo:font-size="10pt" fo:language="en" fo:country="US" style:font-size-asian="10pt"/>
    </style:style>
    <style:style style:name="T27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8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9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30" style:family="text">
      <style:text-properties style:text-position="0% 100%" style:font-name="Times New Roman1" fo:font-size="12pt" fo:language="en" fo:country="US" fo:background-color="transparent" style:font-name-asian="Times New Roman" style:font-size-asian="12pt" style:font-name-complex="Times New Roman1"/>
    </style:style>
    <style:style style:name="T31" style:family="text">
      <style:text-properties style:font-size-complex="13pt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ПОВЕРКИ</text:p>
      <text:p text:style-name="P8"/>
      <text:p text:style-name="P17">Измерителя-сигнализатора СРК-АТ2327</text:p>
      <text:p text:style-name="P13"><text:span text:style-name="T2">Зав. № </text:span><text:span text:style-name="T13">$num_srk$</text:span></text:p>
      <text:p text:style-name="P9">принадлежащего _______________________</text:p>
      <text:p text:style-name="P18"/>
      <text:p text:style-name="P7"><text:span text:style-name="T1">Поверка проводилась</text:span> _________________________________________________________________</text:p>
      <text:p text:style-name="Contents_20_1"><text:tab/><text:span text:style-name="T17">поверочный орган</text:span></text:p>
      <text:p text:style-name="P16">Условия поверки:</text:p>
      <text:p text:style-name="P3"><text:span text:style-name="T2">температура </text:span><text:span text:style-name="T5"><text:s text:c="10"/>20 </text:span><text:span text:style-name="T18"></text:span><text:span text:style-name="T5">С;</text:span><text:span text:style-name="T2"> <text:tab/><text:tab/> <text:s/>влажность </text:span><text:span text:style-name="T5"><text:s text:c="10"/>75 %;</text:span></text:p>
      <text:p text:style-name="P3"><text:span text:style-name="T2">атмосферное давление <text:s/></text:span><text:span text:style-name="T5"><text:s/>100 кПа</text:span><text:span text:style-name="T2">;</text:span></text:p>
      <text:p text:style-name="P3"><text:span text:style-name="T2">внешний фон гамма-излучения <text:s/></text:span><text:span text:style-name="T5"><text:s text:c="2"/>0,10 мкЗв/ч</text:span><text:span text:style-name="T2">;</text:span></text:p>
      <text:h text:style-name="P26" text:outline-level="5"><text:span text:style-name="T2">1</text:span><text:span text:style-name="T3">.</text:span><text:span text:style-name="T2"><text:tab/></text:span>Средства поверки</text:h>
      <text:p text:style-name="P19"><text:span text:style-name="T6">Образцовый источник гамма-излучения типа ОСГИ </text:span><text:span text:style-name="T20">137</text:span><text:span text:style-name="T24">Cs </text:span><text:span text:style-name="T25">активностью </text:span><text:span text:style-name="T24">$activity$</text:span><text:span text:style-name="T25"> кБк</text:span></text:p>
      <text:p text:style-name="P20"><text:span text:style-name="T25">зав. </text:span><text:span text:style-name="T30">$num_ist$</text:span></text:p>
      <text:p text:style-name="P21"/>
      <text:h text:style-name="P27" text:outline-level="5"><text:span text:style-name="T31">2</text:span><text:span text:style-name="T10">.</text:span><text:span text:style-name="T31"><text:tab/>Поверка </text:span><text:span text:style-name="T7">мониторов радиационных пешеходных МРП-АТ920</text:span></text:h>
      <text:p text:style-name="P22">а) <text:tab/>Внешний осмотр и опробование:</text:p>
      <text:list xml:id="list2257152968658331642" text:style-name="WW8Num2">
        <text:list-item>
          <text:p text:style-name="P23">документация ________________________________________________________________</text:p>
        </text:list-item>
        <text:list-item>
          <text:p text:style-name="P23">отсутствие механических повреждений <text:s/>__________________________________________</text:p>
        </text:list-item>
        <text:list-item>
          <text:p text:style-name="P23">наличие четких маркировочных надписей на МРП-АТ920 и </text:p>
        </text:list-item>
      </text:list>
      <text:p text:style-name="P14">контрольном источнике <text:tab/>_______________________________________________________</text:p>
      <text:list xml:id="list33220602" text:continue-numbering="true" text:style-name="WW8Num2">
        <text:list-item>
          <text:p text:style-name="P23">контроль работоспособности ___________________________________________________</text:p>
        </text:list-item>
      </text:list>
      <text:p text:style-name="P24">б)<text:tab/>Определение чувствительности прибора с МРП-АТ920</text:p>
      <text:p text:style-name="P1"><text:span text:style-name="T8">Монитор радиационный пешеходный МРП-АТ920 зав № </text:span><text:span text:style-name="T14">$num_mrp$</text:span><text:span text:style-name="T8"> </text:span></text:p>
      <text:p text:style-name="P1"><text:span text:style-name="T8">в составе с блоком детектирования БДКГ-11/1 зав.№ </text:span><text:span text:style-name="T14">$num_bdkg$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4">Измеренное значение скорости счета фона,</text:p>
            <text:p text:style-name="P4">с<text:span text:style-name="T19">-1</text:span></text:p>
          </table:table-cell>
          <table:covered-table-cell/>
          <table:table-cell table:style-name="Table1.A1" table:number-columns-spanned="2" office:value-type="string">
            <text:p text:style-name="P4">Измеренное значение скорости счета от эталонного источника,</text:p>
            <text:p text:style-name="P4">с<text:span text:style-name="T19">-1</text:span></text:p>
          </table:table-cell>
          <table:covered-table-cell/>
          <table:table-cell table:style-name="Table1.A1" table:number-rows-spanned="2" office:value-type="string">
            <text:p text:style-name="P4">Активность источника,</text:p>
            <text:p text:style-name="P4">кБк</text:p>
          </table:table-cell>
          <table:table-cell table:style-name="Table1.A1" table:number-rows-spanned="2" office:value-type="string">
            <text:p text:style-name="P4">Расчетное значение чувствитель-ности БД</text:p>
            <text:p text:style-name="P4"><text:span text:style-name="T9">S</text:span><text:span text:style-name="T32">p</text:span><text:span text:style-name="T26">, с</text:span><text:span text:style-name="T21">-1</text:span><text:span text:style-name="T29">·</text:span><text:span text:style-name="T28">кБк</text:span><text:span text:style-name="T23">-1</text:span></text:p>
          </table:table-cell>
          <table:table-cell table:style-name="Table1.A1" table:number-rows-spanned="2" office:value-type="string">
            <text:p text:style-name="P4">Абсолютная погрешность чувствитель-ности БД</text:p>
            <text:p text:style-name="P4"><text:span text:style-name="T16">Δ</text:span><text:span text:style-name="T12">=110,1-</text:span><text:span text:style-name="T11">S</text:span><text:span text:style-name="T33">p</text:span><text:span text:style-name="T27">, </text:span></text:p>
            <text:p text:style-name="P4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  <table:table-cell table:style-name="Table1.H1" table:number-rows-spanned="2" office:value-type="string">
            <text:p text:style-name="P4">Условие соответствия по ТУ</text:p>
            <text:p text:style-name="P4"><text:span text:style-name="T16">Δ, не более</text:span><text:span text:style-name="T27"> </text:span></text:p>
            <text:p text:style-name="P4"><text:span text:style-name="T27">с</text:span><text:span text:style-name="T22">-1</text:span><text:span text:style-name="T29">·</text:span><text:span text:style-name="T28">кБк</text:span><text:span text:style-name="T23">-1</text:span></text:p>
          </table:table-cell>
        </table:table-row>
        <table:table-row table:style-name="Table1.1">
          <table:table-cell table:style-name="Table1.A2" office:value-type="string">
            <text:p text:style-name="P4">Результаты измерения</text:p>
          </table:table-cell>
          <table:table-cell table:style-name="Table1.A2" office:value-type="string">
            <text:p text:style-name="P4">Среднее значение</text:p>
          </table:table-cell>
          <table:table-cell table:style-name="Table1.A2" office:value-type="string">
            <text:p text:style-name="P4">Результаты измерения</text:p>
          </table:table-cell>
          <table:table-cell table:style-name="Table1.A2" office:value-type="string">
            <text:p text:style-name="P4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$bg1$</text:p>
          </table:table-cell>
          <table:table-cell table:style-name="Table1.A2" table:number-rows-spanned="5" office:value-type="string">
            <text:p text:style-name="P5">$bg_avg$</text:p>
          </table:table-cell>
          <table:table-cell table:style-name="Table1.A2" office:value-type="string">
            <text:p text:style-name="P5">$dr1$</text:p>
          </table:table-cell>
          <table:table-cell table:style-name="Table1.A2" table:number-rows-spanned="5" office:value-type="string">
            <text:p text:style-name="P5">$dr_avg$</text:p>
          </table:table-cell>
          <table:table-cell table:style-name="Table1.A2" table:number-rows-spanned="5" office:value-type="string">
            <text:p text:style-name="P5">$activity$</text:p>
          </table:table-cell>
          <table:table-cell table:style-name="Table1.A2" table:number-rows-spanned="5" office:value-type="string">
            <text:p text:style-name="P5">$rasch$</text:p>
          </table:table-cell>
          <table:table-cell table:style-name="Table1.A2" table:number-rows-spanned="5" office:value-type="string">
            <text:p text:style-name="P5">$pogr$</text:p>
          </table:table-cell>
          <table:table-cell table:style-name="Table1.H3" table:number-rows-spanned="5" office:value-type="string">
            <text:p text:style-name="P6">± 22</text:p>
          </table:table-cell>
        </table:table-row>
        <table:table-row table:style-name="Table1.1">
          <table:table-cell table:style-name="Table1.A2" office:value-type="string">
            <text:p text:style-name="P5">$bg2$</text:p>
          </table:table-cell>
          <table:covered-table-cell/>
          <table:table-cell table:style-name="Table1.A2" office:value-type="string">
            <text:p text:style-name="P5">$dr2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5">$bg3$</text:p>
          </table:table-cell>
          <table:covered-table-cell/>
          <table:table-cell table:style-name="Table1.A2" office:value-type="string">
            <text:p text:style-name="P5">$dr3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5">$bg4$</text:p>
          </table:table-cell>
          <table:covered-table-cell/>
          <table:table-cell table:style-name="Table1.A2" office:value-type="string">
            <text:p text:style-name="P5">$dr4$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$bg5$</text:p>
          </table:table-cell>
          <table:covered-table-cell/>
          <table:table-cell table:style-name="Table1.A2" office:value-type="string">
            <text:p text:style-name="P5">$dr5$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h text:style-name="P28" text:outline-level="5">3<text:span text:style-name="T9">.</text:span><text:tab/>Выводы</text:h>
      <text:p text:style-name="P15">____________________________________________________________________________________________________________________________________________________________________________</text:p>
      <text:h text:style-name="P29" text:outline-level="5">Свидетельство<text:tab/><text:tab/><text:tab/><text:tab/>№___________________от____________________</text:h>
      <text:p text:style-name="P10">(заключение о непригодности)</text:p>
      <text:p text:style-name="P11">Поверку провел _____________<text:tab/><text:tab/>(_________________)</text:p>
      <text:p text:style-name="P12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Mangal3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Заголовок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3" style:font-size-complex="14pt"/>
    </style:style>
    <style:style style:name="Heading_20_2" style:display-name="Heading 2" style:family="paragraph" style:parent-style-name="Заголовок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Заголовок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Mangal1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3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3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3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3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OpenSymbol" fo:font-size="12pt" fo:language="ru" fo:country="RU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9-01-15T13:00:22.60</dc:date>
    <meta:print-date>2018-07-18T12:17:00</meta:print-date>
    <meta:editing-cycles>15</meta:editing-cycles>
    <meta:editing-duration>PT32M8S</meta:editing-duration>
    <meta:generator>OpenOffice/4.1.4$Win32 OpenOffice.org_project/414m5$Build-9788</meta:generator>
    <meta:document-statistic meta:table-count="1" meta:image-count="0" meta:object-count="0" meta:page-count="2" meta:paragraph-count="63" meta:word-count="177" meta:character-count="1893"/>
    <meta:user-defined meta:name="MTWinEqns" meta:value-type="boolean">true</meta:user-defined>
  </office:meta>
</office:document-meta>
</file>